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officeooo:paragraph-rsid="00068b0e" style:font-size-asian="14pt" style:font-size-complex="14pt"/>
    </style:style>
    <style:style style:name="P5" style:family="paragraph" style:parent-style-name="Standard">
      <style:paragraph-properties fo:text-align="justify" style:justify-single-word="false" fo:break-before="page"/>
      <style:text-properties style:font-name="Times New Roman" fo:font-size="14pt" officeooo:paragraph-rsid="00068b0e" style:font-size-asian="14pt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Times New Roman" fo:font-size="14pt" officeooo:paragraph-rsid="00068b0e" style:font-size-asian="14pt" style:font-size-complex="14pt"/>
    </style:style>
    <style:style style:name="P7" style:family="paragraph" style:parent-style-name="Text_20_body" style:list-style-name="Numbering_20_123">
      <style:paragraph-properties fo:text-align="justify" style:justify-single-word="false"/>
      <style:text-properties style:font-name="Times New Roman" fo:font-size="14pt" officeooo:paragraph-rsid="00068b0e" style:font-size-asian="14pt" style:font-size-complex="14pt"/>
    </style:style>
    <style:style style:name="P8" style:family="paragraph" style:parent-style-name="Text_20_body" style:list-style-name="Numbering_20_123">
      <style:paragraph-properties fo:text-align="justify" style:justify-single-word="false"/>
      <style:text-properties style:font-name="Times New Roman" fo:font-size="14pt" officeooo:rsid="00c49882" officeooo:paragraph-rsid="00068b0e" style:font-size-asian="14pt" style:font-size-complex="14pt"/>
    </style:style>
    <style:style style:name="P9" style:family="paragraph" style:parent-style-name="Text_20_body" style:list-style-name="Numbering_20_123">
      <style:paragraph-properties fo:text-align="justify" style:justify-single-word="false"/>
      <style:text-properties style:font-name="Times New Roman" fo:font-size="14pt" officeooo:rsid="00c55ec2" officeooo:paragraph-rsid="00068b0e" style:font-size-asian="14pt" style:font-size-complex="14pt"/>
    </style:style>
    <style:style style:name="P10" style:family="paragraph" style:parent-style-name="Text_20_body">
      <style:paragraph-properties fo:text-align="justify" style:justify-single-word="false"/>
      <style:text-properties style:font-name="Times New Roman" fo:font-size="14pt" officeooo:rsid="00c55ec2" officeooo:paragraph-rsid="00068b0e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3a9cf2" officeooo:paragraph-rsid="0007d139" style:font-weight-asian="normal" style:font-weight-complex="normal"/>
    </style:style>
    <style:style style:name="P12" style:family="paragraph" style:parent-style-name="Standard">
      <style:paragraph-properties fo:text-align="justify" style:justify-single-word="false" fo:break-before="page"/>
      <style:text-properties fo:font-weight="normal" officeooo:rsid="003a9cf2" officeooo:paragraph-rsid="0007d139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font-size="14pt" fo:font-weight="normal" officeooo:rsid="003a9cf2" officeooo:paragraph-rsid="0007d139" style:font-size-asian="14pt" style:font-weight-asian="normal" style:font-size-complex="14pt" style:font-weight-complex="normal"/>
    </style:style>
    <style:style style:name="P14" style:family="paragraph" style:parent-style-name="Text_20_body" style:list-style-name="Numbering_20_123">
      <style:paragraph-properties fo:text-align="justify" style:justify-single-word="false"/>
      <style:text-properties style:font-name="Times New Roman" fo:font-size="14pt" fo:font-weight="normal" officeooo:rsid="003a9cf2" officeooo:paragraph-rsid="0007d139" style:font-size-asian="14pt" style:font-weight-asian="normal" style:font-size-complex="14pt" style:font-weight-complex="normal"/>
    </style:style>
    <style:style style:name="P15" style:family="paragraph" style:parent-style-name="Text_20_body" style:list-style-name="Numbering_20_123">
      <style:paragraph-properties fo:text-align="justify" style:justify-single-word="false"/>
      <style:text-properties style:font-name="Times New Roman" fo:font-size="14pt" fo:font-weight="normal" officeooo:rsid="0078d69c" officeooo:paragraph-rsid="0007d139" style:font-size-asian="14pt" style:font-weight-asian="normal" style:font-size-complex="14pt" style:font-weight-complex="normal"/>
    </style:style>
    <style:style style:name="P16" style:family="paragraph" style:parent-style-name="Text_20_body">
      <style:paragraph-properties fo:text-align="justify" style:justify-single-word="false" fo:break-before="page"/>
      <style:text-properties style:font-name="Times New Roman" fo:font-size="14pt" fo:font-weight="normal" officeooo:rsid="0078d69c" officeooo:paragraph-rsid="0007d139" style:font-size-asian="14pt" style:font-weight-asian="normal" style:font-size-complex="14pt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font-name="Times New Roman" fo:font-size="14pt" fo:font-weight="normal" officeooo:rsid="0078d69c" officeooo:paragraph-rsid="0007d139" style:font-size-asian="14pt" style:font-weight-asian="normal" style:font-size-complex="14pt" style:font-weight-complex="normal"/>
    </style:style>
    <style:style style:name="T1" style:family="text">
      <style:text-properties style:font-name="Times New Roman" fo:font-size="14pt" fo:font-weight="bold" style:font-size-asian="14pt" style:font-size-complex="14pt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fo:language="en" fo:country="US" fo:font-style="italic" style:font-size-asian="14pt" style:font-size-complex="14pt"/>
    </style:style>
    <style:style style:name="T4" style:family="text">
      <style:text-properties style:font-name="Times New Roman" fo:font-size="14pt" fo:font-style="italic" style:font-size-asian="14pt" style:font-size-complex="14pt"/>
    </style:style>
    <style:style style:name="T5" style:family="text">
      <style:text-properties style:font-name="Times New Roman" fo:font-size="14pt" officeooo:rsid="00752a87" style:font-size-asian="14pt" style:font-size-complex="14pt"/>
    </style:style>
    <style:style style:name="T6" style:family="text">
      <style:text-properties style:font-name="Times New Roman"/>
    </style:style>
    <style:style style:name="T7" style:family="text">
      <style:text-properties style:font-name="Times New Roman" officeooo:rsid="007575cb"/>
    </style:style>
    <style:style style:name="T8" style:family="text">
      <style:text-properties officeooo:rsid="00082b9f"/>
    </style:style>
    <style:style style:name="T9" style:family="text">
      <style:text-properties officeooo:rsid="0009e0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Колл-центр</text:span><text:span text:style-name="T2"> (от </text:span><text:a xlink:type="simple" xlink:href="https://ru.wikipedia.org/wiki/Английский_язык" text:style-name="Internet_20_link" text:visited-style-name="Visited_20_Internet_20_Link"><text:span text:style-name="T2">англ.</text:span></text:a><text:span text:style-name="T2"> </text:span><text:span text:style-name="T3">call center</text:span><text:span text:style-name="T2"> — </text:span><text:span text:style-name="T4">центр обработки звонков</text:span><text:span text:style-name="T2">, также </text:span><text:span text:style-name="T4">кол-центр</text:span><text:bookmark text:name="cite_ref-1"/><text:a xlink:type="simple" xlink:href="https://ru.wikipedia.org/wiki/Колл-центр#cite_note-1" text:style-name="Internet_20_link" text:visited-style-name="Visited_20_Internet_20_Link"><text:span text:style-name="T2">[1]</text:span></text:a><text:span text:style-name="T2">) — специализированная организация или выделенное подразделение в организации, занимающиеся обработкой обращений и информированием по голосовым каналам связи в интересах организации-заказчика или головной организации. </text:span></text:p>
      <text:p text:style-name="P2"><text:span text:style-name="T1"><text:tab/>Контакт-центр</text:span><text:span text:style-name="T2"> (</text:span><text:a xlink:type="simple" xlink:href="https://ru.wikipedia.org/wiki/Английский_язык" text:style-name="Internet_20_link" text:visited-style-name="Visited_20_Internet_20_Link"><text:span text:style-name="T2">англ.</text:span></text:a><text:span text:style-name="T2"> </text:span><text:span text:style-name="T3">contact center</text:span><text:span text:style-name="T2">, </text:span><text:span text:style-name="T4">контактный центр</text:span><text:span text:style-name="T2">) — колл-центр, обрабатывающий также обращения по </text:span><text:a xlink:type="simple" xlink:href="https://ru.wikipedia.org/wiki/Электронная_почта" text:style-name="Internet_20_link" text:visited-style-name="Visited_20_Internet_20_Link"><text:span text:style-name="T2">электронной</text:span></text:a><text:span text:style-name="T2"> и </text:span><text:a xlink:type="simple" xlink:href="https://ru.wikipedia.org/wiki/Почта" text:style-name="Internet_20_link" text:visited-style-name="Visited_20_Internet_20_Link"><text:span text:style-name="T2">обычной почте</text:span></text:a><text:span text:style-name="T2">, </text:span><text:a xlink:type="simple" xlink:href="https://ru.wikipedia.org/wiki/Факс" text:style-name="Internet_20_link" text:visited-style-name="Visited_20_Internet_20_Link"><text:span text:style-name="T2">факсы</text:span></text:a><text:span text:style-name="T2">, работающий с обращениями в режиме </text:span><text:a xlink:type="simple" xlink:href="https://ru.wikipedia.org/wiki/Интернет-чат" text:style-name="Internet_20_link" text:visited-style-name="Visited_20_Internet_20_Link"><text:span text:style-name="T2">интернет-чата</text:span></text:a><text:span text:style-name="T2">. </text:span></text:p>
      <text:p text:style-name="P3"/>
      <text:p text:style-name="P3"/>
      <text:p text:style-name="P3"/>
      <text:p text:style-name="P4"/>
      <text:p text:style-name="P5"><text:tab/>Предметне середовище Call-центру - це комплекс процесів, даних і взаємодій, які забезпечують обробку запитів клієнтів через різні канали комунікації. Ефективна робота Call-центру вимагає автоматизації таких процесів, як прийом дзвінків, реєстрація запитів, управління інформацією про клієнтів та підготовка звітності для аналізу продуктивності.</text:p>
      <text:p text:style-name="P6"><text:tab/>Основні аспекти предметного середовища:</text:p>
      <text:list text:style-name="Numbering_20_123">
        <text:list-item>
          <text:p text:style-name="P7">Клієнти:</text:p>
          <text:list>
            <text:list-item>
              <text:p text:style-name="P7">Фізичні або юридичні особи, які звертаються до Call-центру для отримання допомоги;</text:p>
            </text:list-item>
            <text:list-item>
              <text:p text:style-name="P7">Інформація про клієнтів включає контактні дані, історію взаємодій, статус обробки запитів.</text:p>
            </text:list-item>
          </text:list>
        </text:list-item>
        <text:list-item>
          <text:p text:style-name="P7">Оператори:</text:p>
          <text:list>
            <text:list-item>
              <text:p text:style-name="P7">Співробітники Call-центру, які приймають дзвінки, реєструють запити та надають консультації;</text:p>
            </text:list-item>
            <text:list-item>
              <text:p text:style-name="P7">Для кожного оператора фіксуються дані про навантаження, продуктивність і графік роботи.</text:p>
            </text:list-item>
          </text:list>
        </text:list-item>
        <text:list-item>
          <text:p text:style-name="P7">Дзвінки та комунікації:</text:p>
          <text:list>
            <text:list-item>
              <text:p text:style-name="P7">Кожен вхідний або вихідний дзвінок фіксується в системі разом із деталями (тривалість, час, ідентифікатор оператора та клієнта);</text:p>
            </text:list-item>
            <text:list-item>
              <text:p text:style-name="P7">Можуть також враховуватися електронні повідомлення чи чати.</text:p>
            </text:list-item>
          </text:list>
        </text:list-item>
        <text:list-item>
          <text:p text:style-name="P7">Запити клієнтів:</text:p>
          <text:list>
            <text:list-item>
              <text:p text:style-name="P7">Запит - це проблема чи питання, яке потрібно вирішити;</text:p>
            </text:list-item>
            <text:list-item>
              <text:p text:style-name="P7">Мають статуси (наприклад, "Новий", "В процесі", "Закрито") та результати вирішення.</text:p>
            </text:list-item>
          </text:list>
        </text:list-item>
        <text:list-item>
          <text:p text:style-name="P7">Аналітика і звітність:</text:p>
          <text:list>
            <text:list-item>
              <text:p text:style-name="P7"><text:s text:c="4"/>Збір статистичних даних про кількість запитів, їхній статус, швидкість вирішення, оцінку клієнтів;</text:p>
            </text:list-item>
            <text:list-item>
              <text:p text:style-name="P7"><text:s text:c="4"/>Формування звітів для аналізу ефективності роботи операторів та покращення якості обслуговування.</text:p>
            </text:list-item>
          </text:list>
        </text:list-item>
        <text:list-item>
          <text:p text:style-name="P8">Перевірки та обмеження полів:</text:p>
          <text:list>
            <text:list-item>
              <text:p text:style-name="P8">ФІО для клієнтів та операторів мають бути унікальними;</text:p>
            </text:list-item>
            <text:list-item>
              <text:p text:style-name="P8">Назви кожного департамента мають бути унікальними;</text:p>
            </text:list-item>
            <text:list-item>
              <text:p text:style-name="P8"><text:soft-page-break/>Номер телефону та адреса електронної пошти мають бути унікальними для кожного клієнта;</text:p>
            </text:list-item>
            <text:list-item>
              <text:p text:style-name="P9">Рейтинг може находитися лише в певних числових границях: від 0 до 10.</text:p>
            </text:list-item>
          </text:list>
        </text:list-item>
      </text:list>
      <text:p text:style-name="P10"/>
      <text:p text:style-name="P11"><text:span text:style-name="T2"/></text:p>
      <text:p text:style-name="P12"><text:span text:style-name="T2"><text:tab/>Мет</text:span><text:span text:style-name="T5">ою</text:span><text:span text:style-name="T2"> курсової роботи </text:span><text:span text:style-name="T5">є </text:span><text:span text:style-name="T2">розробка бази даних для підтримки діяльності Call-центру, яка забезпечить систематизацію, зберігання та обробку даних про клієнтів, дзвінки, запити та результати їх вирішення. База даних повинна сприяти автоматизації роботи Call-центру, підвищенню продуктивності операторів та покращенню якості обслуговування клієнтів.</text:span></text:p>
      <text:p text:style-name="P13"><text:span text:style-name="T6"><text:tab/>Основн</text:span><text:span text:style-name="T7">ими</text:span><text:span text:style-name="T6"> завдання</text:span><text:span text:style-name="T7">ми під час написання курсової роботи є</text:span><text:span text:style-name="T6">:</text:span></text:p>
      <text:list text:continue-numbering="true" text:style-name="Numbering_20_123">
        <text:list-item text:start-value="1">
          <text:p text:style-name="P14">Аналіз предметної області:</text:p>
          <text:list>
            <text:list-item>
              <text:p text:style-name="P14">Вивчення основних бізнес-процесів Call-центру.</text:p>
            </text:list-item>
            <text:list-item>
              <text:p text:style-name="P14">Формулювання бізнес-правил для побудови бази даних.</text:p>
            </text:list-item>
            <text:list-item>
              <text:p text:style-name="P14">Визначення основних сутностей і зв’язків між ними.</text:p>
            </text:list-item>
          </text:list>
        </text:list-item>
        <text:list-item>
          <text:p text:style-name="P14">Розробка бази даних:</text:p>
          <text:list>
            <text:list-item>
              <text:p text:style-name="P14">Побудова ER-моделі бази даних із визначенням сутностей, атрибутів і зв’язків.</text:p>
            </text:list-item>
            <text:list-item>
              <text:p text:style-name="P14">Опис бізнес-правил та обмежень для забезпечення цілісності даних.</text:p>
            </text:list-item>
            <text:list-item>
              <text:p text:style-name="P14">Розробка реляційної схеми бази даних із нормалізацією до третьої нормальної форми.</text:p>
            </text:list-item>
          </text:list>
        </text:list-item>
        <text:list-item>
          <text:p text:style-name="P14">Створення бази даних у СУБД.</text:p>
          <text:list>
            <text:list-item>
              <text:p text:style-name="P14">Реалізація зв’язків між таблицями з використанням первинних і зовнішніх ключів.</text:p>
            </text:list-item>
            <text:list-item>
              <text:p text:style-name="P14">Визначення обмежень цілісності даних (унікальність, обов'язковість, перевірки).</text:p>
            </text:list-item>
          </text:list>
        </text:list-item>
        <text:list-item>
          <text:p text:style-name="P15">Наведення прикладів маніпуляцій над базою даних та показати її можливості.</text:p>
        </text:list-item>
      </text:list>
      <text:p text:style-name="P16"><text:tab/><text:span text:style-name="T8">DML запити по типу SELECT використовуються для отримання рызноманытних даних з бызи даних. В даному випадку використовуючи лише прості кострукції SQL ми змогли отримати потрібні таблиці з запитами та з різною логікою формування різних полів вихідної таблиці.</text:span></text:p>
      <text:p text:style-name="P17"><text:tab/><text:span text:style-name="T8">Представлення використовуються для отримання таблиць для подальшої обробки ігшими запитами. Використовуються для екомомії ресурсів центрального процесора для створення таблиці лише один раз для її багатократної обробки.</text:span></text:p>
      <text:p text:style-name="P17"><text:tab/><text:span text:style-name="T8">Тригери зазвичай використовують для захисту бізнес-правил та цілісності даних при додаванні, видаленні, насприклад. </text:span><text:span text:style-name="T9">Їх часто використовують у зв’язці з процедурою.</text:span></text:p>
      <text:p text:style-name="P17"><text:tab/><text:span text:style-name="T9">Процедури використовуються для виконання одноманітних та типових дій зазначеним чинном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5T01:49:28.336108544</meta:creation-date>
    <dc:date>2024-12-25T01:59:04.228220963</dc:date>
    <meta:editing-duration>PT8M59S</meta:editing-duration>
    <meta:editing-cycles>6</meta:editing-cycles>
    <meta:generator>LibreOffice/24.8.3.2$Linux_X86_64 LibreOffice_project/480$Build-2</meta:generator>
    <meta:document-statistic meta:table-count="0" meta:image-count="0" meta:object-count="0" meta:page-count="5" meta:paragraph-count="42" meta:word-count="518" meta:character-count="3990" meta:non-whitespace-character-count="3523"/>
  </office:meta>
</office:document-meta>
</file>